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9c815" officeooo:paragraph-rsid="00827ffb"/>
    </style:style>
    <style:style style:name="P7" style:family="paragraph" style:parent-style-name="Text_20_body">
      <style:text-properties officeooo:rsid="006b2101" officeooo:paragraph-rsid="00827ffb"/>
    </style:style>
    <style:style style:name="P8" style:family="paragraph" style:parent-style-name="Text_20_body">
      <style:text-properties officeooo:rsid="006c0189" officeooo:paragraph-rsid="00827ffb"/>
    </style:style>
    <style:style style:name="P9" style:family="paragraph" style:parent-style-name="Text_20_body">
      <style:text-properties officeooo:rsid="006d736c" officeooo:paragraph-rsid="00827ffb"/>
    </style:style>
    <style:style style:name="P10" style:family="paragraph" style:parent-style-name="Text_20_body">
      <style:text-properties officeooo:rsid="0070af80" officeooo:paragraph-rsid="00827ffb"/>
    </style:style>
    <style:style style:name="P11" style:family="paragraph" style:parent-style-name="Text_20_body">
      <style:text-properties officeooo:rsid="0075697a" officeooo:paragraph-rsid="00827ffb"/>
    </style:style>
    <style:style style:name="P12" style:family="paragraph" style:parent-style-name="Text_20_body">
      <style:text-properties officeooo:rsid="00776916" officeooo:paragraph-rsid="00827ffb"/>
    </style:style>
    <style:style style:name="P13" style:family="paragraph" style:parent-style-name="Text_20_body">
      <style:text-properties officeooo:paragraph-rsid="00827ffb"/>
    </style:style>
    <style:style style:name="P14" style:family="paragraph" style:parent-style-name="Text_20_body">
      <style:text-properties officeooo:rsid="0084f1f4" officeooo:paragraph-rsid="0084f1f4"/>
    </style:style>
    <style:style style:name="P15" style:family="paragraph" style:parent-style-name="Text_20_body">
      <style:text-properties officeooo:rsid="008ac243" officeooo:paragraph-rsid="008ac243"/>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fo:color="#0000cc" officeooo:rsid="006ad0de" officeooo:paragraph-rsid="00827ffb"/>
    </style:style>
    <style:style style:name="P19" style:family="paragraph" style:parent-style-name="Text_20_body">
      <style:text-properties officeooo:rsid="008ca908" officeooo:paragraph-rsid="005f5734"/>
    </style:style>
    <style:style style:name="P20" style:family="paragraph" style:parent-style-name="Text_20_body">
      <style:text-properties officeooo:rsid="008ca908" officeooo:paragraph-rsid="008ca908"/>
    </style:style>
    <style:style style:name="P21" style:family="paragraph" style:parent-style-name="Heading_20_1" style:list-style-name=""/>
    <style:style style:name="P22" style:family="paragraph" style:parent-style-name="Heading_20_1" style:list-style-name="">
      <style:text-properties officeooo:rsid="005f5734" officeooo:paragraph-rsid="005f5734"/>
    </style:style>
    <style:style style:name="P23" style:family="paragraph" style:parent-style-name="Heading_20_1">
      <style:text-properties officeooo:rsid="005f5734" officeooo:paragraph-rsid="00827ffb"/>
    </style:style>
    <style:style style:name="P24" style:family="paragraph" style:parent-style-name="Heading_20_1">
      <style:paragraph-properties fo:break-before="page"/>
    </style:style>
    <style:style style:name="P25" style:family="paragraph" style:parent-style-name="Heading_20_1" style:list-style-name="">
      <style:paragraph-properties fo:break-before="page"/>
      <style:text-properties officeooo:rsid="00169098" officeooo:paragraph-rsid="00169098"/>
    </style:style>
    <style:style style:name="P26"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9c815"/>
    </style:style>
    <style:style style:name="T8" style:family="text">
      <style:text-properties officeooo:rsid="006ad0de"/>
    </style:style>
    <style:style style:name="T9" style:family="text">
      <style:text-properties officeooo:rsid="006c0189"/>
    </style:style>
    <style:style style:name="T10" style:family="text">
      <style:text-properties officeooo:rsid="006d736c"/>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T14" style:family="text">
      <style:text-properties fo:color="#0000cc" officeooo:rsid="006ad0de"/>
    </style:style>
    <style:style style:name="T15" style:family="text">
      <style:text-properties fo:color="#0000cc" officeooo:rsid="0080d467"/>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des Matières</text:p>
          </text:index-title>
          <text:p text:style-name="P16"><text:a xlink:type="simple" xlink:href="#__RefHeading___Toc209_1934101922" text:style-name="Index_20_Link" text:visited-style-name="Index_20_Link">Introduction<text:tab/>3</text:a></text:p>
          <text:p text:style-name="P16"><text:a xlink:type="simple" xlink:href="#__RefHeading___Toc219_1934101922" text:style-name="Index_20_Link" text:visited-style-name="Index_20_Link">Spécifications<text:tab/>4</text:a></text:p>
          <text:p text:style-name="P16"><text:a xlink:type="simple" xlink:href="#__RefHeading___Toc221_1934101922" text:style-name="Index_20_Link" text:visited-style-name="Index_20_Link">Tests utilisateur<text:tab/>5</text:a></text:p>
          <text:p text:style-name="P16"><text:a xlink:type="simple" xlink:href="#__RefHeading___Toc223_1934101922" text:style-name="Index_20_Link" text:visited-style-name="Index_20_Link">Implémentation<text:tab/>6</text:a></text:p>
          <text:p text:style-name="P16"><text:a xlink:type="simple" xlink:href="#__RefHeading___Toc225_1934101922" text:style-name="Index_20_Link" text:visited-style-name="Index_20_Link">Organisation du travail en équipe<text:tab/>7</text:a></text:p>
          <text:p text:style-name="P16"><text:a xlink:type="simple" xlink:href="#__RefHeading___Toc231_1934101922" text:style-name="Index_20_Link" text:visited-style-name="Index_20_Link">Retour global sur le projet<text:tab/>8</text:a></text:p>
        </text:index-body>
      </text:table-of-content>
      <text:p text:style-name="P2"/>
      <text:h text:style-name="P25"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10">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22" text:outline-level="1"/>
      <text:h text:style-name="P26" text:outline-level="1"><text:bookmark-start text:name="__RefHeading___Toc219_1934101922"/>Spécifications<text:bookmark-end text:name="__RefHeading___Toc219_1934101922"/></text:h>
      <text:p text:style-name="P18"/>
      <text:p text:style-name="P13"><text:span text:style-name="T14">void</text:span><text:span text:style-name="T7"> SynchPutChar(</text:span><text:span text:style-name="T14">const char</text:span><text:span text:style-name="T8"> ch)</text:span></text:p>
      <text:p text:style-name="P7"><text:span text:style-name="T16">→ Écrit</text:span> le caractère ch <text:span text:style-name="T9">dans la sortie définie précédemment</text:span></text:p>
      <text:p text:style-name="P6"><text:span text:style-name="T14">char</text:span> SynchGetChar()</text:p>
      <text:p text:style-name="P8"><text:span text:style-name="T16">→ </text:span>Récupère et renvoie un caractère à partir de l’entrée définie précédemment</text:p>
      <text:p text:style-name="P6"><text:span text:style-name="T14">void</text:span><text:span text:style-name="T8"> </text:span>SynchGetString(<text:span text:style-name="T14">char</text:span><text:span text:style-name="T8">* s, </text:span><text:span text:style-name="T14">int</text:span><text:span text:style-name="T8"> n</text:span>)</text:p>
      <text:p text:style-name="P8"><text:span text:style-name="T16">→ </text:span>Récupère n caractères de la chaîne de caractères via l’entrée définie précédemment et les stocke dans la chaîne s stockée en paramètre. Lorsqu’un ‘\n’ est rencontré, il est placé à la fin de la chaîne et la lecture s’arrête. </text:p>
      <text:p text:style-name="P9"><text:span text:style-name="T16">→ </text:span>La chaîne ne caractères est terminée par ‘\0’.</text:p>
      <text:p text:style-name="P6"><text:span text:style-name="T15">void</text:span><text:span text:style-name="T17"> </text:span>SynchPutString(<text:span text:style-name="T14">const char</text:span><text:span text:style-name="T8"> s[]</text:span>)</text:p>
      <text:p text:style-name="P10"><text:span text:style-name="T16">→ </text:span>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6"><text:span text:style-name="T14">void</text:span> SynchGetInt(<text:span text:style-name="T14">int</text:span><text:span text:style-name="T8"> n</text:span>)</text:p>
      <text:p text:style-name="P11"><text:span text:style-name="T16">→ </text:span>Récupère la valeur de n et l’écrit dans la sortie définie précédemment. Si n n’est pas définie, le comportement de cette méthode ne l’est pas non plus.</text:p>
      <text:p text:style-name="P6"><text:span text:style-name="T14">void</text:span><text:span text:style-name="T8"> </text:span>SynchPutInt(<text:span text:style-name="T14">int</text:span><text:span text:style-name="T8"> * n</text:span>)</text:p>
      <text:p text:style-name="P12"><text:span text:style-name="T16">→ </text:span>Récupère la valeur de l’entrée définie précédemment puis l’écrit à l’adresse pointée par n. <text:span text:style-name="T13">Le comportement est indéfini si la valeur est supérieure à 2^32-1 ou inférieure à 2^32-1.</text:span></text:p>
      <text:h text:style-name="P23" text:outline-level="1"/>
      <text:p text:style-name="Text_20_body"/>
      <text:h text:style-name="P21" text:outline-level="1"/>
      <text:h text:style-name="P26" text:outline-level="1"><text:bookmark-start text:name="__RefHeading___Toc221_1934101922"/>Tests utilisateur<text:bookmark-end text:name="__RefHeading___Toc221_1934101922"/></text:h>
      <text:p text:style-name="Text_20_body"/>
      <text:p text:style-name="Text_20_body"/>
      <text:h text:style-name="P26" text:outline-level="1"><text:bookmark-start text:name="__RefHeading___Toc223_1934101922"/>Implémentation<text:bookmark-end text:name="__RefHeading___Toc223_1934101922"/></text:h>
      <text:p text:style-name="P19"/>
      <text:p text:style-name="P20">char SynchGetChar() :</text:p>
      <text:p text:style-name="P20">Fait appel à la fonction GetChar() de Console pour récupérer un caractère depuis l'entrée standard grâce un mécanisme d'interruption.</text:p>
      <text:p text:style-name="P20"/>
      <text:p text:style-name="P20">void SynchPutChar(const char ch) : Fait appel à la fonction PutChar de Console pour écrire un caractère ch sur la sortie standard déclenchant une interruption.</text:p>
      <text:p text:style-name="P20"/>
      <text:p text:style-name="P20">void SynchGetString() : Effectue des appels à la fonction SynchGetChar dans une boucle bornée par le nombre de caractères lus. Le caractère de fin de chaîne est concaténé à la chaîne obtenue.</text:p>
      <text:p text:style-name="P20"/>
      <text:p text:style-name="P20">void SynchPutString(const char s[]) : Fait appel à la fonction SynchPutChar dans une boucle pour afficher des caratères sur la sortie standard. La boucle s'arrête lorsque le caractère de fin de chaîne est détecté ou lorsque la nombre maximum de caractères est atteint. <text:s/></text:p>
      <text:p text:style-name="P20"/>
      <text:p text:style-name="P20">void SynchGetInt(int *n) : Lit une chaîne de caractères depuis l'entrée standard grâce à la fonction SynchGetChar.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 pointeur sur entier n.</text:p>
      <text:p text:style-name="P20"/>
      <text:p text:style-name="P20">void SynchPutInt(const int n) : Convertit l'entier n au format chaîne de caractères et l'affiche sur la sortie standard en appelant la fonction SynchPutString.</text:p>
      <text:h text:style-name="P26" text:outline-level="1"><text:bookmark-start text:name="__RefHeading___Toc225_1934101922"/>Organisation du travail en équipe<text:bookmark-end text:name="__RefHeading___Toc225_1934101922"/></text:h>
      <text:p text:style-name="P3"/>
      <text:p text:style-name="P14">Répartition des tâches et fonctionnement de l’équipe</text:p>
      <text:p text:style-name="P14">Cédric : Conception et implémentation, rédaction des tests</text:p>
      <text:p text:style-name="P14">Florian : Conception et implémentation</text:p>
      <text:p text:style-name="P14">Hosseim : Conception et implémentation</text:p>
      <text:p text:style-name="P14">Thaqif : Implémentation, tests et compte rendu</text:p>
      <text:p text:style-name="P14">Peio : Compte rendu et tests</text:p>
      <text:p text:style-name="P14">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4"/>
      <text:p text:style-name="P15">[Diagramme Gant en cours de rédaction]</text:p>
      <text:h text:style-name="P24"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15:42:22.334634725</dc:date>
    <meta:editing-duration>PT8H38M21S</meta:editing-duration>
    <meta:editing-cycles>76</meta:editing-cycles>
    <meta:generator>LibreOffice/5.2.6.2$Linux_X86_64 LibreOffice_project/20m0$Build-2</meta:generator>
    <meta:document-statistic meta:table-count="0" meta:image-count="0" meta:object-count="0" meta:page-count="8" meta:paragraph-count="51" meta:word-count="669" meta:character-count="4366" meta:non-whitespace-character-count="3743"/>
  </office:meta>
</office:document-meta>
</file>